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-Vars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1-Vars.A" style:family="table-column">
      <style:table-column-properties style:column-width="1.296cm"/>
    </style:style>
    <style:style style:name="Table1-Vars.B" style:family="table-column">
      <style:table-column-properties style:column-width="5.001cm"/>
    </style:style>
    <style:style style:name="Table1-Vars.C" style:family="table-column">
      <style:table-column-properties style:column-width="5.715cm"/>
    </style:style>
    <style:style style:name="Table1-Vars.D" style:family="table-column">
      <style:table-column-properties style:column-width="1.799cm"/>
    </style:style>
    <style:style style:name="Table1-Vars.E" style:family="table-column">
      <style:table-column-properties style:column-width="3.201cm"/>
    </style:style>
    <style:style style:name="Table1-Vars.1" style:family="table-row">
      <style:table-row-properties fo:keep-together="auto"/>
    </style:style>
    <style:style style:name="Table1-Va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-Var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-Vars.2" style:family="table-row">
      <style:table-row-properties fo:background-color="transparent" fo:keep-together="auto">
        <style:background-image/>
      </style:table-row-properties>
    </style:style>
    <style:style style:name="Table1-Var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-Vars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-Vars.A8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-Vars.E8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1f8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4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e53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3a2" officeooo:paragraph-rsid="002473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d3e" officeooo:paragraph-rsid="00248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5af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a4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e69" officeooo:paragraph-rsid="0026d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4fec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172d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fec" officeooo:paragraph-rsid="00204fec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ed2" officeooo:paragraph-rsid="0020aed2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58ac" officeooo:paragraph-rsid="002458ac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fb1a" officeooo:paragraph-rsid="001efb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f88b4" officeooo:paragraph-rsid="001f8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0e53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4fec" officeooo:paragraph-rsid="00204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26d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25af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8f797" officeooo:paragraph-rsid="0028f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4fec" officeooo:paragraph-rsid="00204fec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aed2" officeooo:paragraph-rsid="0020aed2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b6a" officeooo:paragraph-rsid="00309b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7ee" officeooo:paragraph-rsid="0033a7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d52" officeooo:paragraph-rsid="00358d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Source Code Pro"/>
    </style:style>
    <style:style style:name="T2" style:family="text">
      <style:text-properties style:font-name="Source Code Pro" officeooo:rsid="00204fec"/>
    </style:style>
    <style:style style:name="T3" style:family="text">
      <style:text-properties style:font-name="Source Code Pro" officeooo:rsid="0026de69"/>
    </style:style>
    <style:style style:name="T4" style:family="text">
      <style:text-properties officeooo:rsid="00200e53"/>
    </style:style>
    <style:style style:name="T5" style:family="text">
      <style:text-properties officeooo:rsid="00204fec"/>
    </style:style>
    <style:style style:name="T6" style:family="text">
      <style:text-properties officeooo:rsid="002172da"/>
    </style:style>
    <style:style style:name="T7" style:family="text">
      <style:text-properties officeooo:rsid="002458ac"/>
    </style:style>
    <style:style style:name="T8" style:family="text">
      <style:text-properties officeooo:rsid="00248d3e"/>
    </style:style>
    <style:style style:name="T9" style:family="text">
      <style:text-properties officeooo:rsid="00267129"/>
    </style:style>
    <style:style style:name="T10" style:family="text">
      <style:text-properties officeooo:rsid="00269a66"/>
    </style:style>
    <style:style style:name="T11" style:family="text">
      <style:text-properties officeooo:rsid="00317ff0"/>
    </style:style>
    <style:style style:name="T12" style:family="text">
      <style:text-properties officeooo:rsid="003227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-Vars" table:style-name="Table1-Vars" table:template-name="Default Style">
        <table:table-column table:style-name="Table1-Vars.A"/>
        <table:table-column table:style-name="Table1-Vars.B"/>
        <table:table-column table:style-name="Table1-Vars.C"/>
        <table:table-column table:style-name="Table1-Vars.D"/>
        <table:table-column table:style-name="Table1-Vars.E"/>
        <table:table-row table:style-name="Table1-Vars.1">
          <table:table-cell table:style-name="Table1-Vars.A1" office:value-type="string">
            <text:p text:style-name="P20">Var</text:p>
          </table:table-cell>
          <table:table-cell table:style-name="Table1-Vars.A1" office:value-type="string">
            <text:p text:style-name="P20">Short description</text:p>
          </table:table-cell>
          <table:table-cell table:style-name="Table1-Vars.A1" office:value-type="string">
            <text:p text:style-name="P20">Description</text:p>
          </table:table-cell>
          <table:table-cell table:style-name="Table1-Vars.A1" office:value-type="string">
            <text:p text:style-name="P20">Type</text:p>
          </table:table-cell>
          <table:table-cell table:style-name="Table1-Vars.E1" office:value-type="string">
            <text:p text:style-name="P20">Notes</text:p>
          </table:table-cell>
        </table:table-row>
        <table:table-row table:style-name="Table1-Vars.2">
          <table:table-cell table:style-name="Table1-Vars.A2" office:value-type="string">
            <text:p text:style-name="P22">tsda</text:p>
          </table:table-cell>
          <table:table-cell table:style-name="Table1-Vars.A2" office:value-type="string">
            <text:p text:style-name="P3">total_size_data</text:p>
          </table:table-cell>
          <table:table-cell table:style-name="Table1-Vars.A2" office:value-type="string">
            <text:p text:style-name="P2">Total records/rows number</text:p>
          </table:table-cell>
          <table:table-cell table:style-name="Table1-Vars.A2" office:value-type="string">
            <text:p text:style-name="P22">int</text:p>
          </table:table-cell>
          <table:table-cell table:style-name="Table1-Vars.E2" office:value-type="string">
            <text:p text:style-name="P2"/>
          </table:table-cell>
        </table:table-row>
        <table:table-row table:style-name="Table1-Vars.2">
          <table:table-cell table:style-name="Table1-Vars.A2" office:value-type="string">
            <text:p text:style-name="P22">tsfe</text:p>
          </table:table-cell>
          <table:table-cell table:style-name="Table1-Vars.A2" office:value-type="string">
            <text:p text:style-name="P3">total_size_features</text:p>
          </table:table-cell>
          <table:table-cell table:style-name="Table1-Vars.A2" office:value-type="string">
            <text:p text:style-name="P2">Total features/cols number</text:p>
          </table:table-cell>
          <table:table-cell table:style-name="Table1-Vars.A2" office:value-type="string">
            <text:p text:style-name="P22"/>
          </table:table-cell>
          <table:table-cell table:style-name="Table1-Vars.E2" office:value-type="string">
            <text:p text:style-name="P2"/>
          </table:table-cell>
        </table:table-row>
        <table:table-row table:style-name="Table1-Vars.2">
          <table:table-cell table:style-name="Table1-Vars.A2" office:value-type="string">
            <text:p text:style-name="P22">ssfe</text:p>
          </table:table-cell>
          <table:table-cell table:style-name="Table1-Vars.A2" office:value-type="string">
            <text:p text:style-name="P4">sample_size_features</text:p>
          </table:table-cell>
          <table:table-cell table:style-name="Table1-Vars.A2" office:value-type="string">
            <text:p text:style-name="P2">Number of features to consider</text:p>
          </table:table-cell>
          <table:table-cell table:style-name="Table1-Vars.A2" office:value-type="string">
            <text:p text:style-name="P22"/>
          </table:table-cell>
          <table:table-cell table:style-name="Table1-Vars.E2" office:value-type="string">
            <text:p text:style-name="P8">ssfe = tsfe * spfe</text:p>
          </table:table-cell>
        </table:table-row>
        <table:table-row table:style-name="Table1-Vars.2">
          <table:table-cell table:style-name="Table1-Vars.A2" office:value-type="string">
            <text:p text:style-name="P22">sstr</text:p>
          </table:table-cell>
          <table:table-cell table:style-name="Table1-Vars.A2" office:value-type="string">
            <text:p text:style-name="P3">sample_size_training</text:p>
          </table:table-cell>
          <table:table-cell table:style-name="Table1-Vars.A2" office:value-type="string">
            <text:p text:style-name="P2">The training sample size</text:p>
          </table:table-cell>
          <table:table-cell table:style-name="Table1-Vars.A2" office:value-type="string">
            <text:p text:style-name="P22"/>
          </table:table-cell>
          <table:table-cell table:style-name="Table1-Vars.E2" office:value-type="string">
            <text:p text:style-name="P2">sstr = tsda * sptr</text:p>
          </table:table-cell>
        </table:table-row>
        <table:table-row table:style-name="Table1-Vars.2">
          <table:table-cell table:style-name="Table1-Vars.A2" office:value-type="string">
            <text:p text:style-name="P22">sste</text:p>
          </table:table-cell>
          <table:table-cell table:style-name="Table1-Vars.A2" office:value-type="string">
            <text:p text:style-name="P3">sample_size_test</text:p>
          </table:table-cell>
          <table:table-cell table:style-name="Table1-Vars.A2" office:value-type="string">
            <text:p text:style-name="P2">The test sample size</text:p>
          </table:table-cell>
          <table:table-cell table:style-name="Table1-Vars.A2" office:value-type="string">
            <text:p text:style-name="P22"/>
          </table:table-cell>
          <table:table-cell table:style-name="Table1-Vars.E2" office:value-type="string">
            <text:p text:style-name="P2"/>
          </table:table-cell>
        </table:table-row>
        <table:table-row table:style-name="Table1-Vars.2">
          <table:table-cell table:style-name="Table1-Vars.A2" office:value-type="string">
            <text:p text:style-name="P27">psac</text:p>
          </table:table-cell>
          <table:table-cell table:style-name="Table1-Vars.A2" office:value-type="string">
            <text:p text:style-name="P11">precision_<text:span text:style-name="T9">test_accuracy</text:span></text:p>
          </table:table-cell>
          <table:table-cell table:style-name="Table1-Vars.A2" office:value-type="string">
            <text:p text:style-name="P12">Number of decimals to consider for the <text:span text:style-name="T3">tsac</text:span><text:span text:style-name="T10"> </text:span>value</text:p>
          </table:table-cell>
          <table:table-cell table:style-name="Table1-Vars.A2" office:value-type="string">
            <text:p text:style-name="P26"/>
          </table:table-cell>
          <table:table-cell table:style-name="Table1-Vars.E2" office:value-type="string">
            <text:p text:style-name="P13">Default: 2</text:p>
            <text:p text:style-name="P13">Added in the v0.1.1</text:p>
          </table:table-cell>
        </table:table-row>
        <table:table-row table:style-name="Table1-Vars.2">
          <table:table-cell table:style-name="Table1-Vars.A8" office:value-type="string">
            <text:p text:style-name="P28">tsac</text:p>
          </table:table-cell>
          <table:table-cell table:style-name="Table1-Vars.A8" office:value-type="string">
            <text:p text:style-name="P3">test_set_accuracy</text:p>
          </table:table-cell>
          <table:table-cell table:style-name="Table1-Vars.A8" office:value-type="string">
            <text:p text:style-name="P2">Current test set accuracy</text:p>
          </table:table-cell>
          <table:table-cell table:style-name="Table1-Vars.A8" office:value-type="string">
            <text:p text:style-name="P29">float</text:p>
          </table:table-cell>
          <table:table-cell table:style-name="Table1-Vars.E8" office:value-type="string">
            <text:p text:style-name="P9">Initial: 0.00</text:p>
          </table:table-cell>
        </table:table-row>
        <table:table-row table:style-name="Table1-Vars.2">
          <table:table-cell table:style-name="Table1-Vars.A2" office:value-type="string">
            <text:p text:style-name="P22">tsta</text:p>
          </table:table-cell>
          <table:table-cell table:style-name="Table1-Vars.A2" office:value-type="string">
            <text:p text:style-name="P3">test_set_target_accuracy</text:p>
          </table:table-cell>
          <table:table-cell table:style-name="Table1-Vars.A2" office:value-type="string">
            <text:p text:style-name="P2">The desired accuracy for the test set</text:p>
          </table:table-cell>
          <table:table-cell table:style-name="Table1-Vars.A2" office:value-type="string">
            <text:p text:style-name="P22"/>
          </table:table-cell>
          <table:table-cell table:style-name="Table1-Vars.E2" office:value-type="string">
            <text:p text:style-name="P5">Initial: 0.95</text:p>
          </table:table-cell>
        </table:table-row>
        <table:table-row table:style-name="Table1-Vars.2">
          <table:table-cell table:style-name="Table1-Vars.A2" office:value-type="string">
            <text:p text:style-name="P22">sptr</text:p>
          </table:table-cell>
          <table:table-cell table:style-name="Table1-Vars.A2" office:value-type="string">
            <text:p text:style-name="P3">starting_percent_training</text:p>
          </table:table-cell>
          <table:table-cell table:style-name="Table1-Vars.A2" office:value-type="string">
            <text:p text:style-name="P5">The percent of records/rows to consider for the training set</text:p>
          </table:table-cell>
          <table:table-cell table:style-name="Table1-Vars.A2" office:value-type="string">
            <text:p text:style-name="P21"/>
          </table:table-cell>
          <table:table-cell table:style-name="Table1-Vars.E2" office:value-type="string">
            <text:p text:style-name="P5">Initial: 0.75</text:p>
          </table:table-cell>
        </table:table-row>
        <table:table-row table:style-name="Table1-Vars.2">
          <table:table-cell table:style-name="Table1-Vars.A2" office:value-type="string">
            <text:p text:style-name="P23"><text:span text:style-name="T8">s</text:span>tpt</text:p>
          </table:table-cell>
          <table:table-cell table:style-name="Table1-Vars.A2" office:value-type="string">
            <text:p text:style-name="P10">step_percent_training</text:p>
          </table:table-cell>
          <table:table-cell table:style-name="Table1-Vars.A2" office:value-type="string">
            <text:p text:style-name="P5">How much will increment the <text:span text:style-name="T1">sptr</text:span> for each iteration</text:p>
          </table:table-cell>
          <table:table-cell table:style-name="Table1-Vars.A2" office:value-type="string">
            <text:p text:style-name="P21"/>
          </table:table-cell>
          <table:table-cell table:style-name="Table1-Vars.E2" office:value-type="string">
            <text:p text:style-name="P5">Default: 0.<text:span text:style-name="T7">01</text:span></text:p>
          </table:table-cell>
        </table:table-row>
        <table:table-row table:style-name="Table1-Vars.2">
          <table:table-cell table:style-name="Table1-Vars.A2" office:value-type="string">
            <text:p text:style-name="P24">spfe</text:p>
          </table:table-cell>
          <table:table-cell table:style-name="Table1-Vars.A2" office:value-type="string">
            <text:p text:style-name="P3">starting_percent_features</text:p>
          </table:table-cell>
          <table:table-cell table:style-name="Table1-Vars.A2" office:value-type="string">
            <text:p text:style-name="P6">The percent of <text:span text:style-name="T4">features</text:span>/<text:span text:style-name="T4">cols</text:span> to consider</text:p>
          </table:table-cell>
          <table:table-cell table:style-name="Table1-Vars.A2" office:value-type="string">
            <text:p text:style-name="P21"/>
          </table:table-cell>
          <table:table-cell table:style-name="Table1-Vars.E2" office:value-type="string">
            <text:p text:style-name="P8">Initial: 0.75</text:p>
          </table:table-cell>
        </table:table-row>
        <table:table-row table:style-name="Table1-Vars.2">
          <table:table-cell table:style-name="Table1-Vars.A2" office:value-type="string">
            <text:p text:style-name="P25">stpf</text:p>
          </table:table-cell>
          <table:table-cell table:style-name="Table1-Vars.A2" office:value-type="string">
            <text:p text:style-name="P3">step_percent_features</text:p>
          </table:table-cell>
          <table:table-cell table:style-name="Table1-Vars.A2" office:value-type="string">
            <text:p text:style-name="P7">How much will increment the <text:span text:style-name="T1">sp</text:span><text:span text:style-name="T2">fe</text:span> for each iteration</text:p>
          </table:table-cell>
          <table:table-cell table:style-name="Table1-Vars.A2" office:value-type="string">
            <text:p text:style-name="P21"/>
          </table:table-cell>
          <table:table-cell table:style-name="Table1-Vars.E2" office:value-type="string">
            <text:p text:style-name="P7">Default: 0.1<text:span text:style-name="T7">0</text:span></text:p>
          </table:table-cell>
        </table:table-row>
        <table:table-row table:style-name="Table1-Vars.2">
          <table:table-cell table:style-name="Table1-Vars.A2" office:value-type="string">
            <text:p text:style-name="P30">sptt</text:p>
          </table:table-cell>
          <table:table-cell table:style-name="Table1-Vars.A2" office:value-type="string">
            <text:p text:style-name="P14">starting_percent_test</text:p>
          </table:table-cell>
          <table:table-cell table:style-name="Table1-Vars.A2" office:value-type="string">
            <text:p text:style-name="P15">The percent of records/rows to consider for the <text:span text:style-name="T5">test</text:span> set</text:p>
          </table:table-cell>
          <table:table-cell table:style-name="Table1-Vars.A2" office:value-type="string">
            <text:p text:style-name="P31"/>
          </table:table-cell>
          <table:table-cell table:style-name="Table1-Vars.E2" office:value-type="string">
            <text:p text:style-name="P17">Initial: 0.1<text:span text:style-name="T7">0</text:span></text:p>
          </table:table-cell>
        </table:table-row>
        <table:table-row table:style-name="Table1-Vars.2">
          <table:table-cell table:style-name="Table1-Vars.A2" office:value-type="string">
            <text:p text:style-name="P32">sppr</text:p>
          </table:table-cell>
          <table:table-cell table:style-name="Table1-Vars.A2" office:value-type="string">
            <text:p text:style-name="P18">starting_percent_prediction</text:p>
          </table:table-cell>
          <table:table-cell table:style-name="Table1-Vars.A2" office:value-type="string">
            <text:p text:style-name="P16">The percent of records/rows to consider for the <text:span text:style-name="T6">prediction</text:span> set</text:p>
          </table:table-cell>
          <table:table-cell table:style-name="Table1-Vars.A2" office:value-type="string">
            <text:p text:style-name="P31"/>
          </table:table-cell>
          <table:table-cell table:style-name="Table1-Vars.E2" office:value-type="string">
            <text:p text:style-name="P19">Default: 0.10</text:p>
          </table:table-cell>
        </table:table-row>
        <table:table-row table:style-name="Table1-Vars.2">
          <table:table-cell table:style-name="Table1-Vars.A2" office:value-type="string">
            <text:p text:style-name="P33"><text:span text:style-name="T11">h</text:span>lan</text:p>
          </table:table-cell>
          <table:table-cell table:style-name="Table1-Vars.A2" office:value-type="string">
            <text:p text:style-name="P35">hidden_layers_number</text:p>
          </table:table-cell>
          <table:table-cell table:style-name="Table1-Vars.A2" office:value-type="string">
            <text:p text:style-name="P36">The number of hidden layers</text:p>
          </table:table-cell>
          <table:table-cell table:style-name="Table1-Vars.A2" office:value-type="string">
            <text:p text:style-name="P26"/>
          </table:table-cell>
          <table:table-cell table:style-name="Table1-Vars.E2" office:value-type="string">
            <text:p text:style-name="P37"><text:span text:style-name="T12">Default</text:span>: 1</text:p>
          </table:table-cell>
        </table:table-row>
        <table:table-row table:style-name="Table1-Vars.2">
          <table:table-cell table:style-name="Table1-Vars.A2" office:value-type="string">
            <text:p text:style-name="P34">npla</text:p>
          </table:table-cell>
          <table:table-cell table:style-name="Table1-Vars.A2" office:value-type="string">
            <text:p text:style-name="P38">neurons_per_layer</text:p>
          </table:table-cell>
          <table:table-cell table:style-name="Table1-Vars.A2" office:value-type="string">
            <text:p text:style-name="P39">Number of neurons for each hidden layer</text:p>
          </table:table-cell>
          <table:table-cell table:style-name="Table1-Vars.A2" office:value-type="string">
            <text:p text:style-name="P21"/>
          </table:table-cell>
          <table:table-cell table:style-name="Table1-Vars.E2" office:value-type="string">
            <text:p text:style-name="P40">Default: 1</text:p>
          </table:table-cell>
        </table:table-row>
        <table:table-row table:style-name="Table1-Vars.2">
          <table:table-cell table:style-name="Table1-Vars.A2" office:value-type="string">
            <text:p text:style-name="P21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21"/>
          </table:table-cell>
          <table:table-cell table:style-name="Table1-Vars.E2" office:value-type="string">
            <text:p text:style-name="P1"/>
          </table:table-cell>
        </table:table-row>
        <table:table-row table:style-name="Table1-Vars.2">
          <table:table-cell table:style-name="Table1-Vars.A2" office:value-type="string">
            <text:p text:style-name="P21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21"/>
          </table:table-cell>
          <table:table-cell table:style-name="Table1-Vars.E2" office:value-type="string">
            <text:p text:style-name="P1"/>
          </table:table-cell>
        </table:table-row>
        <table:table-row table:style-name="Table1-Vars.2">
          <table:table-cell table:style-name="Table1-Vars.A2" office:value-type="string">
            <text:p text:style-name="P21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21"/>
          </table:table-cell>
          <table:table-cell table:style-name="Table1-Vars.E2" office:value-type="string">
            <text:p text:style-name="P1"/>
          </table:table-cell>
        </table:table-row>
        <table:table-row table:style-name="Table1-Vars.2">
          <table:table-cell table:style-name="Table1-Vars.A2" office:value-type="string">
            <text:p text:style-name="P21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21"/>
          </table:table-cell>
          <table:table-cell table:style-name="Table1-Vars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53:36.381205321</meta:creation-date>
    <dc:date>2018-04-13T02:01:37.567419230</dc:date>
    <meta:editing-duration>PT2H20M58S</meta:editing-duration>
    <meta:editing-cycles>25</meta:editing-cycles>
    <meta:generator>LibreOffice/6.0.1.1$Linux_X86_64 LibreOffice_project/60bfb1526849283ce2491346ed2aa51c465abfe6</meta:generator>
    <meta:document-statistic meta:table-count="1" meta:image-count="0" meta:object-count="0" meta:page-count="1" meta:paragraph-count="69" meta:word-count="181" meta:character-count="1254" meta:non-whitespace-character-count="1142"/>
  </office:meta>
</office:document-meta>
</file>